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font-size="20pt" style:font-size-asian="20pt" style:font-size-complex="20pt"/>
    </style:style>
    <style:style style:name="T2" style:parent-style-name="SubtleEmphasis" style:family="text">
      <style:text-properties fo:font-size="14pt" style:font-size-asian="14pt" style:font-size-complex="14pt"/>
    </style:style>
    <style:style style:name="P3" style:parent-style-name="Heading1" style:family="paragraph">
      <style:text-properties fo:font-size="18pt" style:font-size-asian="18pt" style:font-size-complex="18pt"/>
    </style:style>
    <style:style style:name="T4" style:parent-style-name="SubtleEmphasis" style:family="text">
      <style:text-properties fo:font-size="14pt" style:font-size-asian="14pt" style:font-size-complex="14pt"/>
    </style:style>
    <style:style style:name="T5" style:parent-style-name="SubtleEmphasis" style:family="text">
      <style:text-properties fo:font-size="14pt" style:font-size-asian="14pt" style:font-size-complex="14pt"/>
    </style:style>
    <style:style style:name="T6" style:parent-style-name="SubtleEmphasis" style:family="text">
      <style:text-properties fo:font-size="14pt" style:font-size-asian="14pt" style:font-size-complex="14pt"/>
    </style:style>
    <style:style style:name="P7" style:parent-style-name="Heading1" style:family="paragraph">
      <style:text-properties fo:font-size="18pt" style:font-size-asian="18pt" style:font-size-complex="18pt"/>
    </style:style>
    <style:style style:name="T8" style:parent-style-name="SubtleEmphasis" style:family="text">
      <style:text-properties fo:font-size="14pt" style:font-size-asian="14pt" style:font-size-complex="14pt"/>
    </style:style>
    <style:style style:name="T9" style:parent-style-name="SubtleEmphasis" style:family="text">
      <style:text-properties fo:font-style="normal" style:font-style-asian="normal" style:font-style-complex="normal" style:use-window-font-color="true" style:font-size-complex="14pt"/>
    </style:style>
    <style:style style:name="T10" style:parent-style-name="SubtleEmphasis" style:family="text">
      <style:text-properties fo:font-size="14pt" style:font-size-asian="14pt" style:font-size-complex="14pt"/>
    </style:style>
    <style:style style:name="T11" style:parent-style-name="SubtleEmphasis" style:family="text">
      <style:text-properties fo:font-style="normal" style:font-style-asian="normal" style:font-style-complex="normal" style:use-window-font-color="true" style:font-size-complex="14pt"/>
    </style:style>
    <style:style style:name="T12" style:parent-style-name="SubtleEmphasis" style:family="text">
      <style:text-properties fo:font-style="normal" style:font-style-asian="normal" style:font-style-complex="normal" style:use-window-font-color="true" style:font-size-complex="14pt"/>
    </style:style>
    <style:style style:name="T13" style:parent-style-name="SubtleEmphasis" style:family="text">
      <style:text-properties fo:font-style="normal" style:font-style-asian="normal" style:font-style-complex="normal" style:use-window-font-color="true" style:font-size-complex="14pt"/>
    </style:style>
    <style:style style:name="T14" style:parent-style-name="SubtleEmphasis" style:family="text">
      <style:text-properties fo:font-style="normal" style:font-style-asian="normal" style:font-style-complex="normal" style:use-window-font-color="true" style:font-size-complex="14pt"/>
    </style:style>
    <style:style style:name="T15" style:parent-style-name="SubtleEmphasis" style:family="text">
      <style:text-properties fo:font-size="14pt" style:font-size-asian="14pt" style:font-size-complex="14pt"/>
    </style:style>
    <style:style style:name="T16" style:parent-style-name="SubtleEmphasis" style:family="text">
      <style:text-properties fo:font-style="normal" style:font-style-asian="normal" style:font-style-complex="normal" style:use-window-font-color="true" style:font-size-complex="14pt"/>
    </style:style>
    <style:style style:name="T17" style:parent-style-name="SubtleEmphasis" style:family="text">
      <style:text-properties fo:font-size="14pt" style:font-size-asian="14pt" style:font-size-complex="14pt"/>
    </style:style>
    <style:style style:name="T18" style:parent-style-name="DefaultParagraphFont" style:family="text">
      <style:text-properties fo:font-size="18pt" style:font-size-asian="18pt" style:font-size-complex="18pt"/>
    </style:style>
    <style:style style:name="T19" style:parent-style-name="DefaultParagraphFont" style:family="text">
      <style:text-properties fo:font-size="16pt" style:font-size-asian="16pt" style:font-size-complex="16pt"/>
    </style:style>
    <style:style style:name="T20" style:parent-style-name="DefaultParagraphFont" style:family="text">
      <style:text-properties fo:font-size="18pt" style:font-size-asian="18pt" style:font-size-complex="18pt"/>
    </style:style>
    <style:style style:name="P21" style:parent-style-name="ListParagraph" style:family="paragraph"/>
    <style:style style:name="T22" style:parent-style-name="DefaultParagraphFont" style:family="text">
      <style:text-properties fo:language="en" fo:country="US"/>
    </style:style>
    <style:style style:name="T23" style:parent-style-name="Hyperlink" style:family="text">
      <style:text-properties fo:language="en" fo:country="US"/>
    </style:style>
    <style:style style:name="T24" style:parent-style-name="Hyperlink" style:family="text">
      <style:text-properties fo:language="en" fo:country="US"/>
    </style:style>
    <style:style style:name="T25" style:parent-style-name="Hyperlink" style:family="text">
      <style:text-properties fo:language="en" fo:country="US"/>
    </style:style>
    <style:style style:name="T26" style:parent-style-name="Hyperlink" style:family="text">
      <style:text-properties fo:language="en" fo:country="US"/>
    </style:style>
    <style:style style:name="T27" style:parent-style-name="Hyperlink" style:family="text">
      <style:text-properties fo:language="en" fo:country="US"/>
    </style:style>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T32" style:parent-style-name="DefaultParagraphFont" style:family="text">
      <style:text-properties fo:language="en" fo:country="US"/>
    </style:style>
    <style:style style:name="T33" style:parent-style-name="Hyperlink" style:family="text">
      <style:text-properties fo:language="en" fo:country="US"/>
    </style:style>
    <style:style style:name="T34" style:parent-style-name="Hyperlink" style:family="text">
      <style:text-properties fo:language="en" fo:country="US"/>
    </style:style>
    <style:style style:name="T35" style:parent-style-name="Hyperlink" style:family="text">
      <style:text-properties fo:language="en" fo:country="US"/>
    </style:style>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Heading1" style:family="paragraph">
      <style:text-properties fo:font-size="18pt" style:font-size-asian="18pt" style:font-size-complex="18pt"/>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fo:font-size="12pt" style:font-size-asian="12pt"/>
    </style:style>
    <style:style style:name="T42" style:parent-style-name="DefaultParagraphFont" style:family="text">
      <style:text-properties fo:font-size="12pt" style:font-size-asian="12pt"/>
    </style:style>
    <style:style style:name="P43" style:parent-style-name="Normal" style:family="paragraph">
      <style:paragraph-properties fo:margin-left="1.8111in" fo:text-indent="0.0013in">
        <style:tab-stops/>
      </style:paragraph-properties>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P46" style:parent-style-name="Normal" style:family="paragraph">
      <style:paragraph-properties fo:text-indent="0.9055in"/>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office:automatic-styles>
  <office:body>
    <office:text text:use-soft-page-breaks="true">
      <text:h text:style-name="P1" text:outline-level="1">Introduktion</text:h>
      <text:p text:style-name="Normal"><text:span text:style-name="T2">Bakgrund/Problembeskrivning</text:span></text:p>
      <text:p text:style-name="Normal">KAK är en Atletklubb som har ett obemannat gym dit alla kan skriva upp sig och lösa gymkort. Just nu löses detta genom att man har en bemannad<text:s/>reception 2 ggr i veckan, då man kan lösa kort och även provträna, KAK har inte de ekonomiska resurserna för att ha bemannat gym under hela öppettiderna främst för att man vill behålla sitt låga pris för medlemskap . <text:s/></text:p>
      <text:p text:style-name="Normal">Detta gör det svårt för nya kunder att få tillgång till gymmet. <text:s/>Det nuvarande systemet innebär också mycket manuell hantering av kunder, dels registrering av nya kunder men också när man ska påminna kunder om att deras medlemskap löper ut eller skicka ut annan information.<text:s/></text:p>
      <text:p text:style-name="Normal">Gymmet förlorar också nya kunder då alla andra gym på orten har bemannade gym där man kan lösa gymkort under hela gymmets öppettider.</text:p>
      <text:p text:style-name="Normal">Atletklubben har begränsat med personal och behöver således ett system där kunderna själva kan lösa gymkort och få tillgång till gymmet. <text:s/>De ska då även få en tillfällig kod för omedelbar tillgång till gymmet, det riktiga kortet tar några dagar att få pga. logistik. <text:s/></text:p>
      <text:h text:style-name="P3" text:outline-level="1">Användargrupper</text:h>
      <text:p text:style-name="NoSpacing"><text:span text:style-name="T4">Kund</text:span></text:p>
      <text:p text:style-name="Normal">Stor målgrupp, träningsintresserade.<text:s/></text:p>
      <text:p text:style-name="NoSpacing"><text:span text:style-name="T5">Administratör</text:span></text:p>
      <text:p text:style-name="NoSpacing">För systemet och klubbens hemsida.<text:s/></text:p>
      <text:p text:style-name="NoSpacing"/>
      <text:p text:style-name="NoSpacing"><text:span text:style-name="T6">Klubbansvarig</text:span></text:p>
      <text:p text:style-name="Normal">Medlemsregister, medlemsavgifter. <text:s/>God datorvana.<text:s/></text:p>
      <text:h text:style-name="P7" text:outline-level="1">Intressenter</text:h>
      <text:p text:style-name="NoSpacing"><text:span text:style-name="T8">Klubbansvarig</text:span></text:p>
      <text:p text:style-name="NoSpacing"><text:span text:style-name="T9">Den som ansvarar för tävling och utskick av information kring tävlingar.</text:span></text:p>
      <text:p text:style-name="NoSpacing"/>
      <text:p text:style-name="NoSpacing"><text:span text:style-name="T10">Gymansvarig</text:span></text:p>
      <text:p text:style-name="NoSpacing"><text:span text:style-name="T11">Den som ansvarar för gymmets utrustning, har hjälp av<text:s/></text:span>medlemsregister<text:span text:style-name="T12"><text:s/></text:span><text:span text:style-name="T13">att bedöma vad som ska inha</text:span><text:span text:style-name="T14">ndlas.</text:span></text:p>
      <text:p text:style-name="NoSpacing"/>
      <text:p text:style-name="NoSpacing"><text:span text:style-name="T15">Företag Kortläsare</text:span></text:p>
      <text:p text:style-name="NoSpacing"><text:span text:style-name="T16">Kortläsarföretaget, som löser passerkort samt koder.<text:s/></text:span></text:p>
      <text:p text:style-name="NoSpacing"/>
      <text:p text:style-name="NoSpacing"><text:span text:style-name="T17">Konsumentlagstiftning / PUL<text:s/></text:span></text:p>
      <text:p text:style-name="NoSpacing">Regler och lagar för köp över internet. <text:s/>Lagar ang PUL.</text:p>
      <text:p text:style-name="Normal"/>
      <text:p text:style-name="Normal"/>
      <text:h text:style-name="Heading1" text:outline-level="1"><text:span text:style-name="T18">Liknande</text:span><text:span text:style-name="T19"><text:s/></text:span><text:span text:style-name="T20">System</text:span></text:h>
      <text:p text:style-name="Normal">Webbshop, samt kortläsarlösning. <text:s/>Har inte lyckats hitta några färdiga<text:s/>lösningar för detta system.<text:s/></text:p>
      <text:list text:style-name="LFO1" text:continue-numbering="true">
        <text:list-item>
          <text:p text:style-name="P21"><text:span text:style-name="T22">Evo fitness -<text:s/></text:span><text:a xlink:href="https://evofitness.no/" office:target-frame-name="_top" xlink:show="replace"><text:span text:style-name="T23">https://ev</text:span><text:bookmark-start text:name="_Hlt374007696"/><text:bookmark-start text:name="_Hlt374007697"/><text:span text:style-name="T24">o</text:span><text:bookmark-end text:name="_Hlt374007696"/><text:bookmark-end text:name="_Hlt374007697"/><text:span text:style-name="T25">fitnes</text:span><text:bookmark-start text:name="_Hlt374010531"/><text:span text:style-name="T26">s</text:span><text:bookmark-end text:name="_Hlt374010531"/><text:span text:style-name="T27">.no/</text:span></text:a></text:p>
          <text:list text:continue-numbering="true">
            <text:list-item>
              <text:p text:style-name="P28">Man skriver upp sig vi gymmets hemsida, man får hämta ut en kodbricka av på specifika tider då gymmet har personliga tränare i gymmet.<text:s/></text:p>
            </text:list-item>
            <text:list-item>
              <text:p text:style-name="P29">Detta gym har<text:s/>aldrig bemannad reception.</text:p>
            </text:list-item>
            <text:list-item>
              <text:p text:style-name="P30">Kan lösa tillfällig tillgång till gymmet via sms.</text:p>
            </text:list-item>
          </text:list>
        </text:list-item>
        <text:list-item>
          <text:p text:style-name="P31"><text:span text:style-name="T32">Fresh fitness -<text:s/></text:span><text:a xlink:href="http://freshfitness.no/" office:target-frame-name="_top" xlink:show="replace"><text:span text:style-name="T33">http://f</text:span><text:bookmark-start text:name="_Hlt374010427"/><text:bookmark-start text:name="_Hlt374010431"/><text:span text:style-name="T34">r</text:span><text:bookmark-end text:name="_Hlt374010427"/><text:bookmark-end text:name="_Hlt374010431"/><text:span text:style-name="T35">eshfitness.no/</text:span></text:a></text:p>
          <text:list text:continue-numbering="true">
            <text:list-item>
              <text:p text:style-name="P36">På detta gym kan manlösa kort via deras hemsida och sedan hämtar man ut sitt kort på gymmet.<text:s/></text:p>
            </text:list-item>
            <text:list-item>
              <text:p text:style-name="P37">Man<text:s/>kan också teckna medlemskap under tider då gymmets reception är bemannad.</text:p>
            </text:list-item>
            <text:list-item>
              <text:p text:style-name="P38">Kan handla varor via sitt gymkort.<text:s/></text:p>
            </text:list-item>
          </text:list>
        </text:list-item>
      </text:list>
      <text:h text:style-name="P39" text:outline-level="1">Baskrav</text:h>
      <text:p text:style-name="Normal"><text:span text:style-name="T40">BK 1<text:s/></text:span>Kunden ska själv kunna lösa ett gymkort och få hem detta utan någon inblandning av personal.</text:p>
      <text:p text:style-name="Normal"><text:tab/><text:span text:style-name="T41">BK 1.1</text:span><text:span text:style-name="T42"><text:s/></text:span>Kunden ska få tillgång till gymmet så fort hen skrivit upp sig.</text:p>
      <text:p text:style-name="P43"><text:span text:style-name="T44">BK 1.1.2</text:span><text:s/>Kunden ska kunna få ett sms/mail med uppgifter och kod för tillgång till gymmet.</text:p>
      <text:p text:style-name="Normal"><text:tab/><text:span text:style-name="T45">BK 1.2</text:span><text:s/>Kunden ska endast fylla i minimalt med information.</text:p>
      <text:p text:style-name="P46"><text:span text:style-name="T47">BK 1.3</text:span><text:s/>Kunden ska när som helst kunna lösa medlemskap.</text:p>
      <text:p text:style-name="Normal"><text:span text:style-name="T48">BK 2<text:s/></text:span>Kunden/klubbansvarig ska kunna kontrollera medlemskaps, status, och när medlemskapet löper ut.</text:p>
      <text:p text:style-name="Normal"><text:tab/><text:span text:style-name="T49">BK 2.1<text:s/></text:span>Kunden ska av systemet påminnas om att medlemskapet löper ut.<text:s/></text:p>
      <text:p text:style-name="Normal"><text:tab/><text:span text:style-name="T50">BK 2.2<text:s/></text:span>Klubbansvarig ska enkelt kunna få ut medlemsregister och maillistor.<text:s/></text:p>
      <text:p text:style-name="Normal"><text:span text:style-name="T51">BK 3</text:span><text:s/>Systemet ska minska den manuella hanteringen av kunde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l223ec</meta:initial-creator>
    <dc:creator>al223ec</dc:creator>
    <meta:creation-date>2013-12-03T12:15:00Z</meta:creation-date>
    <dc:date>2013-12-05T15:52:00Z</dc:date>
    <meta:template xlink:href="Normal.dotm" xlink:type="simple"/>
    <meta:editing-cycles>59</meta:editing-cycles>
    <meta:editing-duration>PT43980S</meta:editing-duration>
    <meta:document-statistic meta:page-count="2" meta:paragraph-count="6" meta:word-count="482" meta:character-count="3033" meta:row-count="21" meta:non-whitespace-character-count="2557"/>
  </office:meta>
</office:document-meta>
</file>